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8E000000BC73652E95F1B3B460.png" manifest:media-type="image/png"/>
  <manifest:file-entry manifest:full-path="Pictures/1000000100000080000000AE17A2F33AD7A869A4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115cm" svg:y="0.233cm" svg:width="2.258cm" svg:height="3.069cm" draw:z-index="0"><draw:image xlink:href="Pictures/1000000100000080000000AE17A2F33AD7A869A4.png" xlink:type="simple" xlink:show="embed" xlink:actuate="onLoad" draw:mime-type="image/png"/></draw:frame><draw:frame draw:style-name="fr1" draw:name="Image2" text:anchor-type="char" svg:x="9.747cm" svg:y="0.231cm" svg:width="2.505cm" svg:height="3.316cm" draw:z-index="1"><draw:image xlink:href="Pictures/100000010000008E000000BC73652E95F1B3B4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2:34:02.482885012</meta:creation-date>
    <dc:date>2023-11-02T22:47:43.444770393</dc:date>
    <meta:editing-duration>PT13M4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4.2$MacOSX_AARCH64 LibreOffice_project/36ccfdc35048b057fd9854c757a8b67ec53977b6</meta:generator>
  </office:meta>
</office:document-meta>
</file>